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5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13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none"/>
      <style:paragraph-properties fo:text-align="start"/>
    </style:style>
    <style:style style:name="ce5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start"/>
    </style:style>
    <style:style style:name="ce51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start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start"/>
    </style:style>
    <style:style style:name="ce5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50"/>
        </table:table-row>
      </table:table>
      <table:table table:name="AARS v2" table:style-name="ta1"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3"/>
          <table:table-cell table:style-name="ce13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ARS v3.0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16" table:default-cell-style-name="Default"/>
        <table:table-column table:style-name="co14" table:number-columns-repeated="2" table:default-cell-style-name="Default"/>
        <table:table-column table:style-name="co8" table:number-columns-repeated="5" table:default-cell-style-name="Default"/>
        <table:table-column table:style-name="co15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31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office:value-type="string" calcext:value-type="string">
            <text:p>VREF pin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0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0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0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0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7</text:p>
          </table:table-cell>
          <table:table-cell table:style-name="ce40" office:value-type="string" calcext:value-type="string">
            <text:p>D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8</text:p>
          </table:table-cell>
          <table:table-cell table:style-name="ce40" office:value-type="string" calcext:value-type="string">
            <text:p>E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09</text:p>
          </table:table-cell>
          <table:table-cell table:style-name="ce40" office:value-type="string" calcext:value-type="string">
            <text:p>D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52" office:value-type="float" office:value="15" calcext:value-type="float">
            <text:p>15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50" office:value-type="float" office:value="14" calcext:value-type="float">
            <text:p>14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office:value-type="string" calcext:value-type="string">
            <text:p>*Needs to be patched, because of an error in V3.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0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0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0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0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0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0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55" office:value-type="float" office:value="35" calcext:value-type="float">
            <text:p>35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56" office:value-type="float" office:value="34" calcext:value-type="float">
            <text:p>34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ARS v3.1" table:style-name="ta1">
        <office:forms form:automatic-focus="false" form:apply-design-mode="false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8" table:default-cell-style-name="ce22"/>
        <table:table-column table:style-name="co8" table:default-cell-style-name="ce23"/>
        <table:table-column table:style-name="co8" table:default-cell-style-name="ce24"/>
        <table:table-column table:style-name="co13" table:default-cell-style-name="ce25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29" office:value-type="string" calcext:value-type="string">
            <text:p>Bank</text:p>
          </table:table-cell>
          <table:table-cell table:style-name="ce35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3" office:value-type="string" calcext:value-type="string">
            <text:p>100T caps</text:p>
          </table:table-cell>
          <table:table-cell table:style-name="ce3" table:number-columns-repeated="53"/>
        </table:table-row>
        <table:table-row table:style-name="ro1">
          <table:table-cell office:value-type="string" calcext:value-type="string">
            <text:p>U70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0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K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DQM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*Fixed in V3.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EXP_MTRO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IN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_S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0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0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WE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DQM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R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A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_P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SDRAM_B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_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EL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TE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CH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INDE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RD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TRK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D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DKWE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SID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55"/>
        </table:table-row>
        <table:table-row table:style-name="ro1" table:number-rows-repeated="3">
          <table:table-cell table:style-name="ce7" table:number-columns-repeated="9"/>
          <table:table-cell table:number-columns-repeated="55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AARS v2'.A1:'AARS v2'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  <table:database-range table:name="__Anonymous_Sheet_DB__2" table:target-range-address="'AARS v3.0'.A1:'AARS v3.0'.K12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AARS v3.1'.A1:'AARS v3.1'.K1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1:18:45.887927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8T21:09:23.415942814</meta:creation-date>
    <dc:date>2020-09-26T15:39:43.530748739</dc:date>
    <meta:editing-duration>P38DT36M37S</meta:editing-duration>
    <meta:editing-cycles>57</meta:editing-cycles>
    <meta:generator>LibreOffice/6.4.6.2$Linux_X86_64 LibreOffice_project/40$Build-2</meta:generator>
    <meta:document-statistic meta:table-count="4" meta:cell-count="4620" meta:object-count="0"/>
  </office:meta>
</office:document-meta>
</file>